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900000012C0BBA18EF9D8E9A1A2.png" manifest:media-type="image/png"/>
  <manifest:file-entry manifest:full-path="Pictures/1000000000000259000001C67ADC853C9E26F18F.png" manifest:media-type="image/png"/>
  <manifest:file-entry manifest:full-path="Pictures/100000000000028A000001E23BC7F9CEF04367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6cm, 0.04cm, 0.49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9cm, 1.445cm, 0.216cm, 0.645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74cm" svg:height="4.851cm" svg:x="10.2cm" svg:y="5.035cm">
          <draw:image xlink:href="Pictures/100000000000028A000001E23BC7F9CEF04367B9.png" xlink:type="simple" xlink:show="embed" xlink:actuate="onLoad" loext:mime-type="image/png">
            <text:p/>
          </draw:image>
        </draw:frame>
        <draw:frame draw:style-name="gr2" draw:text-style-name="P1" draw:layer="layout" svg:width="6.309cm" svg:height="4.765cm" svg:x="3.891cm" svg:y="4.835cm">
          <draw:image xlink:href="Pictures/1000000000000259000001C67ADC853C9E26F18F.png" xlink:type="simple" xlink:show="embed" xlink:actuate="onLoad" loext:mime-type="image/png">
            <text:p/>
          </draw:image>
        </draw:frame>
        <draw:frame draw:style-name="gr3" draw:text-style-name="P1" draw:layer="layout" svg:width="6.799cm" svg:height="5.114cm" svg:x="16.401cm" svg:y="4.782cm">
          <draw:image xlink:href="Pictures/1000020100001900000012C0BBA18EF9D8E9A1A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22:28:12.716523879</meta:creation-date>
    <dc:date>2023-02-12T22:37:22.414085586</dc:date>
    <meta:editing-duration>PT20S</meta:editing-duration>
    <meta:editing-cycles>2</meta:editing-cycles>
    <meta:generator>LibreOffice/6.4.7.2$Linux_X86_64 LibreOffice_project/40$Build-2</meta:generator>
    <meta:document-statistic meta:object-count="26"/>
  </office:meta>
</office:document-meta>
</file>